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Droid Sans Fallback2" svg:font-family="'Droid Sans Fallback'" style:font-family-generic="swiss"/>
    <style:font-face style:name="AR PL UMing TW1" svg:font-family="'AR PL UMing TW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.501cm"/>
        </style:tab-stops>
      </style:paragraph-properties>
      <style:text-properties fo:color="#000000" style:font-name="Times New Roman" fo:font-weight="bold" style:font-name-asian="標楷體" style:font-weight-asian="bold" style:font-name-complex="Times New Roman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P5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fo:font-size="12pt" style:font-name-asian="標楷體" style:font-size-asian="12pt" style:font-name-complex="Times New Roman" style:font-size-complex="12pt"/>
    </style:style>
    <style:style style:name="P6" style:family="paragraph" style:parent-style-name="Standard">
      <style:paragraph-properties fo:margin-left="0.998cm" fo:margin-right="0cm" fo:text-align="justify" style:justify-single-word="false" fo:text-indent="0cm" style:auto-text-indent="false">
        <style:tab-stops>
          <style:tab-stop style:position="2.499cm"/>
        </style:tab-stops>
      </style:paragraph-properties>
      <style:text-properties style:font-name="Times New Roman" style:font-name-asian="標楷體" style:font-name-complex="Times New Roman" style:font-size-complex="12pt"/>
    </style:style>
    <style:style style:name="P7" style:family="paragraph" style:parent-style-name="Standard">
      <style:paragraph-properties fo:margin-left="0.499cm" fo:margin-right="0cm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</style:style>
    <style:style style:name="P9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P10" style:family="paragraph" style:parent-style-name="Standard">
      <style:paragraph-properties fo:margin-left="1.499cm" fo:margin-right="0cm" fo:text-align="justify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11" style:family="paragraph" style:parent-style-name="Standard">
      <style:paragraph-properties fo:margin-left="1.748cm" fo:margin-right="0cm" fo:text-align="justify" style:justify-single-word="false" fo:text-indent="-0.75cm" style:auto-text-indent="false"/>
    </style:style>
    <style:style style:name="P12" style:family="paragraph" style:parent-style-name="Standard">
      <style:paragraph-properties fo:margin-top="0.318cm" fo:margin-bottom="0.318cm" style:contextual-spacing="false" fo:text-align="justify" style:justify-single-word="false">
        <style:tab-stops>
          <style:tab-stop style:position="1.501cm"/>
        </style:tab-stops>
      </style:paragraph-properties>
      <style:text-properties style:font-name="Times New Roman" fo:font-weight="bold" style:font-name-asian="標楷體" style:font-weight-asian="bold" style:font-name-complex="Times New Roman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501cm"/>
        </style:tab-stops>
      </style:paragraph-properties>
      <style:text-properties fo:color="#000000" style:font-name="Times New Roman" fo:font-size="14pt" fo:font-weight="bold" style:font-name-asian="標楷體" style:font-size-asian="14pt" style:font-weight-asian="bold" style:font-name-complex="Times New Roman"/>
    </style:style>
    <style:style style:name="P14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officeooo:paragraph-rsid="001ebbdb"/>
    </style:style>
    <style:style style:name="P15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officeooo:paragraph-rsid="00109573"/>
    </style:style>
    <style:style style:name="P16" style:family="paragraph" style:parent-style-name="Standard">
      <style:paragraph-properties fo:margin-left="1.748cm" fo:margin-right="0cm" fo:text-align="justify" style:justify-single-word="false" fo:text-indent="-0.75cm" style:auto-text-indent="false"/>
      <style:text-properties officeooo:paragraph-rsid="00208592"/>
    </style:style>
    <style:style style:name="P17" style:family="paragraph" style:parent-style-name="Standard">
      <style:paragraph-properties fo:margin-left="0.499cm" fo:margin-right="0cm" fo:margin-top="0.318cm" fo:margin-bottom="0.318cm" style:contextual-spacing="false" fo:text-align="justify" style:justify-single-word="false" fo:text-indent="0cm" style:auto-text-indent="false">
        <style:tab-stops>
          <style:tab-stop style:position="1.75cm"/>
        </style:tab-stops>
      </style:paragraph-properties>
    </style:style>
    <style:style style:name="T1" style:family="text">
      <style:text-properties fo:color="#000000" style:font-name="Times New Roman" fo:font-weight="bold" style:font-name-asian="標楷體" style:font-weight-asian="bold" style:font-name-complex="Times New Roman"/>
    </style:style>
    <style:style style:name="T2" style:family="text">
      <style:text-properties fo:color="#000000" style:font-name="Times New Roman" fo:font-weight="bold" style:font-name-asian="標楷體" style:font-weight-asian="bold" style:font-name-complex="Times New Roman" style:font-size-complex="12pt"/>
    </style:style>
    <style:style style:name="T3" style:family="text">
      <style:text-properties fo:color="#000000" style:font-name="Times New Roman" fo:font-weight="bold" style:font-name-asian="標楷體" style:language-asian="zh" style:country-asian="HK" style:font-weight-asian="bold" style:font-name-complex="Times New Roman"/>
    </style:style>
    <style:style style:name="T4" style:family="text">
      <style:text-properties fo:color="#000000" style:font-name="Times New Roman" fo:font-style="italic" officeooo:rsid="0018d98a" style:font-name-asian="標楷體" style:font-style-asian="italic" style:font-name-complex="Times New Roman"/>
    </style:style>
    <style:style style:name="T5" style:family="text">
      <style:text-properties fo:color="#000000" style:font-name="Times New Roman" style:font-name-asian="標楷體" style:font-name-complex="Times New Roman"/>
    </style:style>
    <style:style style:name="T6" style:family="text">
      <style:text-properties fo:color="#000000" style:font-name="Times New Roman" style:font-name-asian="標楷體" style:font-name-complex="Times New Roman" style:font-size-complex="12pt"/>
    </style:style>
    <style:style style:name="T7" style:family="text">
      <style:text-properties fo:color="#000000" style:font-name="Times New Roman" officeooo:rsid="00161cbd" style:font-name-asian="標楷體" style:font-name-complex="Times New Roman" style:font-size-complex="12pt"/>
    </style:style>
    <style:style style:name="T8" style:family="text">
      <style:text-properties fo:color="#000000" style:font-name="Times New Roman" officeooo:rsid="001d0dba" style:font-name-asian="標楷體" style:font-name-complex="Times New Roman" style:font-size-complex="12pt"/>
    </style:style>
    <style:style style:name="T9" style:family="text">
      <style:text-properties fo:color="#000000" style:font-name="Times New Roman" officeooo:rsid="001ebbdb" style:font-name-asian="標楷體" style:font-name-complex="Times New Roman" style:font-size-complex="12pt"/>
    </style:style>
    <style:style style:name="T10" style:family="text">
      <style:text-properties fo:color="#000000" style:font-name="Times New Roman" officeooo:rsid="001fa830" style:font-name-asian="標楷體" style:font-name-complex="Times New Roman" style:font-size-complex="12pt"/>
    </style:style>
    <style:style style:name="T11" style:family="text">
      <style:text-properties fo:color="#000000" style:font-name="Times New Roman" officeooo:rsid="0020218b" style:font-name-asian="標楷體" style:font-name-complex="Times New Roman" style:font-size-complex="12pt"/>
    </style:style>
    <style:style style:name="T12" style:family="text">
      <style:text-properties fo:color="#000000" style:font-name="Times New Roman" officeooo:rsid="00208592" style:font-name-asian="標楷體" style:font-name-complex="Times New Roman" style:font-size-complex="12pt"/>
    </style:style>
    <style:style style:name="T13" style:family="text">
      <style:text-properties fo:color="#000000" style:font-name="Times New Roman" officeooo:rsid="00215a80" style:font-name-asian="標楷體" style:font-name-complex="Times New Roman" style:font-size-complex="12pt"/>
    </style:style>
    <style:style style:name="T14" style:family="text">
      <style:text-properties fo:color="#000000" style:font-name="Times New Roman" officeooo:rsid="00230b37" style:font-name-asian="標楷體" style:font-name-complex="Times New Roman" style:font-size-complex="12pt"/>
    </style:style>
    <style:style style:name="T15" style:family="text">
      <style:text-properties fo:color="#000000" style:font-name="Times New Roman" officeooo:rsid="001a81db" style:font-name-asian="標楷體" style:font-name-complex="Times New Roman"/>
    </style:style>
    <style:style style:name="T16" style:family="text">
      <style:text-properties style:font-name="Times New Roman" style:font-name-asian="標楷體" style:font-name-complex="Times New Roman"/>
    </style:style>
    <style:style style:name="T17" style:family="text">
      <style:text-properties style:font-name="Times New Roman" officeooo:rsid="00173225" style:font-name-asian="標楷體" style:font-name-complex="Times New Roman"/>
    </style:style>
    <style:style style:name="T18" style:family="text">
      <style:text-properties style:font-name="Times New Roman" officeooo:rsid="00208592" style:font-name-asian="標楷體" style:font-name-complex="Times New Roman"/>
    </style:style>
    <style:style style:name="T19" style:family="text">
      <style:text-properties style:font-name="Times New Roman" fo:font-weight="bold" style:font-name-asian="標楷體" style:font-weight-asian="bold" style:font-name-complex="Times New Roman" style:font-size-complex="12pt"/>
    </style:style>
    <style:style style:name="T20" style:family="text">
      <style:text-properties style:font-name="Times New Roman" fo:font-weight="bold" officeooo:rsid="0013021a" style:font-name-asian="標楷體" style:font-weight-asian="bold" style:font-name-complex="Times New Roman" style:font-size-complex="12pt"/>
    </style:style>
    <style:style style:name="T21" style:family="text">
      <style:text-properties style:font-name="Times New Roman" fo:font-weight="bold" officeooo:rsid="0015cd8f" style:font-name-asian="標楷體" style:font-weight-asian="bold" style:font-name-complex="Times New Roman" style:font-size-complex="12pt"/>
    </style:style>
    <style:style style:name="T22" style:family="text">
      <style:text-properties style:font-name="Times New Roman" fo:font-weight="bold" officeooo:rsid="001b36f5" style:font-name-asian="標楷體" style:font-weight-asian="bold" style:font-name-complex="Times New Roman" style:font-size-complex="12pt"/>
    </style:style>
    <style:style style:name="T23" style:family="text">
      <style:text-properties style:font-name="Times New Roman" fo:font-weight="bold" officeooo:rsid="00208592" style:font-name-asian="標楷體" style:font-weight-asian="bold" style:font-name-complex="Times New Roman" style:font-size-complex="12pt"/>
    </style:style>
    <style:style style:name="T24" style:family="text">
      <style:text-properties style:font-name="Times New Roman" fo:font-weight="bold" officeooo:rsid="0013021a" style:font-name-asian="標楷體" style:font-weight-asian="bold" style:font-name-complex="Times New Roman" style:font-size-complex="12pt" style:font-weight-complex="bold"/>
    </style:style>
    <style:style style:name="T25" style:family="text">
      <style:text-properties style:font-name="Times New Roman" fo:font-weight="bold" officeooo:rsid="001b36f5" style:font-name-asian="標楷體" style:font-weight-asian="bold" style:font-name-complex="Times New Roman" style:font-size-complex="12pt" style:font-weight-complex="bold"/>
    </style:style>
    <style:style style:name="T26" style:family="text">
      <style:text-properties style:font-name="Times New Roman" fo:font-weight="bold" officeooo:rsid="00208592" style:font-name-asian="標楷體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tyle="italic" officeooo:rsid="00114bc9" style:font-name-asian="標楷體" style:font-style-asian="italic" style:font-name-complex="Times New Roman"/>
    </style:style>
    <style:style style:name="T28" style:family="text">
      <style:text-properties style:font-name="Times New Roman" fo:font-style="italic" officeooo:rsid="00208592" style:font-name-asian="標楷體" style:font-style-asian="italic" style:font-name-complex="Times New Roman"/>
    </style:style>
    <style:style style:name="T29" style:family="text">
      <style:text-properties style:font-name="Times New Roman" style:font-name-asian="Times New Roman" style:font-name-complex="Times New Roman"/>
    </style:style>
    <style:style style:name="T30" style:family="text">
      <style:text-properties style:font-name="Times New Roman" officeooo:rsid="0013021a" style:font-name-asian="Times New Roman" style:font-name-complex="Times New Roman"/>
    </style:style>
    <style:style style:name="T31" style:family="text">
      <style:text-properties style:font-name="Times New Roman" fo:font-weight="normal" officeooo:rsid="0013021a" style:font-name-asian="標楷體" style:font-weight-asian="normal" style:font-name-complex="Times New Roman" style:font-size-complex="12pt" style:font-weight-complex="normal"/>
    </style:style>
    <style:style style:name="T32" style:family="text">
      <style:text-properties style:font-name="Times New Roman" fo:font-weight="normal" officeooo:rsid="001b36f5" style:font-name-asian="標楷體" style:font-weight-asian="normal" style:font-name-complex="Times New Roman" style:font-size-complex="12pt" style:font-weight-complex="normal"/>
    </style:style>
    <style:style style:name="T33" style:family="text">
      <style:text-properties style:font-name="Times New Roman" fo:font-weight="normal" officeooo:rsid="00208592" style:font-name-asian="標楷體" style:font-weight-asian="normal" style:font-name-complex="Times New Roman" style:font-size-complex="12pt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作業十一挑戰題報告</text:p>
      <text:p text:style-name="P1"><text:span text:style-name="T1">103062224 </text:span><text:span text:style-name="T3">劉哲宇</text:span></text:p>
      <text:p text:style-name="P2"/>
      <text:p text:style-name="P3"><text:span text:style-name="T1">A. </text:span><text:span text:style-name="T2">作法來源</text:span></text:p>
      <text:p text:style-name="P5">聽上課同學講解的。</text:p>
      <text:p text:style-name="P6"/>
      <text:p text:style-name="P4">B. 說明是否有參考它人程式碼?</text:p>
      <text:p text:style-name="P6">無。</text:p>
      <text:p text:style-name="P6"/>
      <text:p text:style-name="P12">C. 時間分析</text:p>
      <text:p text:style-name="P7"><text:span text:style-name="T1">0. </text:span><text:span text:style-name="T2">符號定義</text:span></text:p>
      <text:p text:style-name="P10"><text:span text:style-name="T4">V</text:span><text:span text:style-name="T5">: </text:span><text:span text:style-name="T15">vertex 的數量。</text:span></text:p>
      <text:p text:style-name="P8"><text:span text:style-name="T19">1(a) 計算量: <text:s/></text:span><text:span text:style-name="T20">O( 2</text:span><text:span text:style-name="T22">^V * (V^2+V) </text:span><text:span text:style-name="T21">)</text:span></text:p>
      <text:p text:style-name="P9">1(b) 簡單說明</text:p>
      <text:p text:style-name="P11"><text:span text:style-name="T16">*<text:tab/></text:span><text:span text:style-name="T8">由於此題 V 最高只會到15，因此我使用 adjacent matrix 來存整張圖。</text:span></text:p>
      <text:p text:style-name="P11"><text:span text:style-name="T6">*<text:tab/>首先把輸入讀進來，因為這題</text:span><text:span text:style-name="T7">edge是雙向的，所以每一條在adjacen</text:span><text:span text:style-name="T8">t matrix</text:span><text:span text:style-name="T7">上都要再加入起訖互換的edge。</text:span></text:p>
      <text:p text:style-name="P14"><text:span text:style-name="T6">*<text:tab/></text:span><text:span text:style-name="T8">V 很小，因此我用 DFS 方式，每一層決定一個vertex要不要拔掉，依此拜訪到所有vertex都被決定後，測試這次的決定是否合乎題目要求（可用被拔掉的vertex把剩餘的component串成只有一條沒有cycle沒有branch的</text:span><text:span text:style-name="T9">圖</text:span><text:span text:style-name="T8">）（</text:span><text:span text:style-name="T11">2^V</text:span><text:span text:style-name="T8">）</text:span></text:p>
      <text:p text:style-name="P15"><text:span text:style-name="T6">*<text:tab/></text:span><text:span text:style-name="T10">DFS時，會看看目前決定『要拔掉』的數量是否大於等於</text:span><text:span text:style-name="T11">已找出的最小數量，若是，則把這棵 subtree砍掉不做。而</text:span><text:span text:style-name="T10">每一層作決定時，會先走『不拔』那一條路，能期待比較小的先出現（但並不絕對</text:span><text:span text:style-name="T11">）</text:span></text:p>
      <text:p text:style-name="P16"><text:span text:style-name="T11">*<text:tab/>測試是否符合要求：拔掉某些vertex後，先看剩餘的vertex是否有degree &gt;= 3的情況（V^2），若有即代表一定有某個 component 不是一直線的，則測試失敗。</text:span></text:p>
      <text:p text:style-name="P16"><text:span text:style-name="T11"><text:tab/>若無，使用DFS一次算出component數量，以及有沒有任何cycle存在</text:span><text:span text:style-name="T13">（V）</text:span><text:span text:style-name="T11">，若有cycle存在則測試失敗。若無，則看 (#component &gt; # 拔掉的vertex + 1) ？若是代表不可能由拔掉的</text:span><text:span text:style-name="T12">vertex把所有component串回來，則測試失敗，</text:span><text:span text:style-name="T14">反之</text:span><text:span text:style-name="T12">則成功。</text:span></text:p>
      <text:p text:style-name="P9">2.<text:tab/>驗證計算量</text:p>
      <text:p text:style-name="P8"><text:span text:style-name="T16"><text:tab/>以</text:span><text:span text:style-name="T29"> </text:span><text:span text:style-name="T28">V </text:span><text:span text:style-name="T16">= </text:span><text:span text:style-name="T17">1</text:span><text:span text:style-name="T18">5</text:span><text:span text:style-name="T30">計算</text:span></text:p>
      <text:p text:style-name="P8"><text:span text:style-name="T16"><text:tab/><text:tab/></text:span><text:span text:style-name="T31">2</text:span><text:span text:style-name="T32">^V * (V^2+V)</text:span><text:span text:style-name="T33"> = </text:span><text:bookmark text:name="cwos"/>32768<text:span text:style-name="T33"> * (225+15) = </text:span><text:bookmark text:name="cwos1"/>7864320<text:span text:style-name="T33"> &lt; 10^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" svg:font-family="標楷體" style:font-family-generic="script"/>
    <style:font-face style:name="Droid Sans Fallback2" svg:font-family="'Droid Sans Fallback'" style:font-family-generic="swiss"/>
    <style:font-face style:name="AR PL UMing TW1" svg:font-family="'AR PL UMing TW'" style:font-pitch="variable"/>
    <style:font-face style:name="Droid Sans Fallback1" svg:font-family="'Droid Sans Fallback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AR PL UMing TW1" style:font-family-asian="'AR PL UMing TW'" style:font-pitch-asian="variable" style:font-size-asian="12pt" style:language-asian="zh" style:country-asian="TW" style:font-name-complex="Droid Sans Fallback1" style:font-family-complex="'Droid Sans Fallback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Droid Sans Fallback1" style:font-family-complex="'Droid Sans Fallback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Fallback2" style:font-family-complex="'Droid Sans Fallback'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3:51:53.396429700</meta:creation-date>
    <meta:editing-duration>P11DT18H54M10S</meta:editing-duration>
    <dc:date>2016-06-09T23:14:49.352006554</dc:date>
    <meta:generator>LibreOffice/4.2.8.2$Linux_X86_64 LibreOffice_project/420m0$Build-2</meta:generator>
    <meta:editing-cycles>20</meta:editing-cycles>
    <meta:document-statistic meta:table-count="0" meta:image-count="0" meta:object-count="0" meta:page-count="1" meta:paragraph-count="20" meta:word-count="482" meta:character-count="752" meta:non-whitespace-character-count="693"/>
  </office:meta>
</office:document-meta>
</file>